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2c03ab" officeooo:paragraph-rsid="001438e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weight="normal" officeooo:rsid="001ec6f6" officeooo:paragraph-rsid="000a7123" style:font-weight-asian="normal" style:font-weight-complex="normal"/>
    </style:style>
    <style:style style:name="P4" style:family="paragraph" style:parent-style-name="Standard">
      <style:text-properties fo:font-weight="normal" officeooo:rsid="001d737c" officeooo:paragraph-rsid="001d511d" style:font-weight-asian="normal" style:font-weight-complex="normal"/>
    </style:style>
    <style:style style:name="P5" style:family="paragraph" style:parent-style-name="Standard">
      <style:text-properties officeooo:rsid="001d737c" officeooo:paragraph-rsid="001438eb"/>
    </style:style>
    <style:style style:name="P6" style:family="paragraph" style:parent-style-name="Standard">
      <style:text-properties fo:font-weight="bold" officeooo:rsid="001d737c" officeooo:paragraph-rsid="000a7123" style:font-weight-asian="bold" style:font-weight-complex="bold"/>
    </style:style>
    <style:style style:name="P7" style:family="paragraph" style:parent-style-name="Standard">
      <style:text-properties fo:font-weight="bold" officeooo:rsid="001d737c" officeooo:paragraph-rsid="001438eb" style:font-weight-asian="bold" style:font-weight-complex="bold"/>
    </style:style>
    <style:style style:name="P8" style:family="paragraph" style:parent-style-name="Standard">
      <style:text-properties fo:font-weight="bold" officeooo:rsid="001d737c" officeooo:paragraph-rsid="001d511d" style:font-weight-asian="bold" style:font-weight-complex="bold"/>
    </style:style>
    <style:style style:name="P9" style:family="paragraph" style:parent-style-name="Standard">
      <style:text-properties fo:font-weight="bold" officeooo:rsid="001741df" officeooo:paragraph-rsid="001741df" style:font-weight-asian="bold" style:font-weight-complex="bold"/>
    </style:style>
    <style:style style:name="P10" style:family="paragraph" style:parent-style-name="Standard">
      <style:text-properties officeooo:rsid="001438eb" officeooo:paragraph-rsid="001bbf82"/>
    </style:style>
    <style:style style:name="P11" style:family="paragraph" style:parent-style-name="Standard">
      <style:text-properties officeooo:rsid="001bbf82" officeooo:paragraph-rsid="001438eb"/>
    </style:style>
    <style:style style:name="P12" style:family="paragraph" style:parent-style-name="Standard">
      <style:text-properties fo:color="#a9b7c6" loext:opacity="100%" style:font-name="JetBrains Mono" fo:font-size="10pt" fo:font-style="normal" fo:font-weight="normal" officeooo:rsid="001d737c" officeooo:paragraph-rsid="001438eb" style:font-size-asian="10pt" style:font-style-asian="normal" style:font-weight-asian="normal"/>
    </style:style>
    <style:style style:name="P13" style:family="paragraph" style:parent-style-name="Standard">
      <style:text-properties fo:font-variant="normal" fo:text-transform="none" fo:color="#202124" loext:opacity="100%" style:font-name="Roboto" fo:font-size="10.5pt" fo:letter-spacing="normal" fo:font-style="normal" fo:font-weight="normal" officeooo:rsid="001d737c" officeooo:paragraph-rsid="001bbf82" style:font-weight-asian="bold" style:font-weight-complex="bold"/>
    </style:style>
    <style:style style:name="P14" style:family="paragraph" style:parent-style-name="Standard">
      <style:text-properties officeooo:paragraph-rsid="001438eb"/>
    </style:style>
    <style:style style:name="P15" style:family="paragraph" style:parent-style-name="Standard">
      <style:text-properties fo:font-weight="normal" officeooo:rsid="001d737c" officeooo:paragraph-rsid="001d511d" style:font-weight-asian="normal" style:font-weight-complex="normal"/>
    </style:style>
    <style:style style:name="P16" style:family="paragraph" style:parent-style-name="Standard">
      <style:text-properties officeooo:rsid="001d737c" officeooo:paragraph-rsid="001438eb"/>
    </style:style>
    <style:style style:name="P17" style:family="paragraph" style:parent-style-name="Standard">
      <style:text-properties officeooo:rsid="001d737c" officeooo:paragraph-rsid="001f163f"/>
    </style:style>
    <style:style style:name="P18" style:family="paragraph" style:parent-style-name="Standard">
      <style:text-properties fo:font-size="16pt" fo:font-weight="bold" officeooo:rsid="001d737c" officeooo:paragraph-rsid="001438eb" style:font-size-asian="16pt" style:font-weight-asian="bold" style:font-size-complex="16pt" style:font-weight-complex="bold"/>
    </style:style>
    <style:style style:name="T1" style:family="text">
      <style:text-properties fo:font-size="12pt" fo:font-weight="normal" officeooo:rsid="002c03ab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d511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f163f" style:font-size-asian="12pt" style:font-weight-asian="normal" style:font-size-complex="12pt" style:font-weight-complex="normal"/>
    </style:style>
    <style:style style:name="T4" style:family="text">
      <style:text-properties fo:font-weight="bold" officeooo:rsid="00113872" style:font-weight-asian="bold" style:font-weight-complex="bold"/>
    </style:style>
    <style:style style:name="T5" style:family="text">
      <style:text-properties fo:font-weight="bold" officeooo:rsid="001ec6f6" style:font-weight-asian="bold" style:font-weight-complex="bold"/>
    </style:style>
    <style:style style:name="T6" style:family="text">
      <style:text-properties fo:font-weight="bold" officeooo:rsid="001d737c" style:font-weight-asian="bold" style:font-weight-complex="bold"/>
    </style:style>
    <style:style style:name="T7" style:family="text">
      <style:text-properties officeooo:rsid="002d9ef3"/>
    </style:style>
    <style:style style:name="T8" style:family="text">
      <style:text-properties officeooo:rsid="001d737c"/>
    </style:style>
    <style:style style:name="T9" style:family="text">
      <style:text-properties officeooo:rsid="0019b36c"/>
    </style:style>
    <style:style style:name="T10" style:family="text">
      <style:text-properties officeooo:rsid="001d511d"/>
    </style:style>
    <style:style style:name="T11" style:family="text">
      <style:text-properties officeooo:rsid="001ddaa9"/>
    </style:style>
    <style:style style:name="T12" style:family="text">
      <style:text-properties officeooo:rsid="00203d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8">Практическое занятие №<text:span text:style-name="T12">13</text:span></text:p>
      <text:p text:style-name="P18"/>
      <text:p text:style-name="P14"><text:span text:style-name="T6">Тема:</text:span><text:span text:style-name="T8"> </text:span><text:span text:style-name="T11">C</text:span>оставление программ с матрицами в IDEPyCharmCommunity.</text:p>
      <text:p text:style-name="P5"/>
      <text:p text:style-name="P14"><text:span text:style-name="T6">Цель:</text:span><text:span text:style-name="T8"> </text:span>закрепить 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p>
      <text:p text:style-name="P5"/>
      <text:p text:style-name="P7">Постановка задачи №1.</text:p>
      <text:p text:style-name="P10">В матрице элементы последней строки заменить на 0.</text:p>
      <text:p text:style-name="P11"><text:s/></text:p>
      <text:p text:style-name="P7"><text:tab/><text:tab/><text:tab/><text:tab/><text:tab/><text:tab/><text:tab/></text:p>
      <text:p text:style-name="P7"><text:span text:style-name="T7">Т</text:span>екст программы:</text:p>
      <text:p text:style-name="P9"><text:tab/></text:p>
      <text:p text:style-name="P13">"""</text:p>
      <text:p text:style-name="P13">В матрице элементы последней строки заменить на 0.</text:p>
      <text:p text:style-name="P13">"""</text:p>
      <text:p text:style-name="P13"/>
      <text:p text:style-name="P13">matrix = [[1, 2, 3], [4, 5, 6], [7, 8, 9]]</text:p>
      <text:p text:style-name="P13"/>
      <text:p text:style-name="P13"/>
      <text:p text:style-name="P13">def replace_last_row(matrix):</text:p>
      <text:p text:style-name="P13"><text:s text:c="4"/>rows_count = len(matrix)</text:p>
      <text:p text:style-name="P13"><text:s text:c="4"/>cols_count = len(matrix[0])</text:p>
      <text:p text:style-name="P13"><text:s text:c="4"/>matrix[rows_count - 1] = [0] * cols_count</text:p>
      <text:p text:style-name="P13"><text:s text:c="4"/>return matrix</text:p>
      <text:p text:style-name="P13"/>
      <text:p text:style-name="P13"/>
      <text:p text:style-name="P13">print(replace_last_row(matrix))</text:p>
      <text:p text:style-name="P13"/>
      <text:p text:style-name="P7">Протокол работы программы:</text:p>
      <text:p text:style-name="P12"/>
      <text:p text:style-name="P5">[[1, 2, 3], [4, 5, 6], [0, 0, 0]]</text:p>
      <text:p text:style-name="P5"/>
      <text:p text:style-name="P8">Постановка задачи №<text:span text:style-name="T10">2.</text:span></text:p>
      <text:p text:style-name="P8"/>
      <text:p text:style-name="P4">В матрице элементы столбца N (N задать с клавиатуры) увеличить в два раза.</text:p>
      <text:p text:style-name="P4"/>
      <text:p text:style-name="P8"><text:span text:style-name="T7">Т</text:span>екст программы:</text:p>
      <text:p text:style-name="P8"/>
      <text:p text:style-name="P4">"""</text:p>
      <text:p text:style-name="P4">В матрице элементы столбца N (N задать с клавиатуры) увеличить в два раза.</text:p>
      <text:p text:style-name="P4">"""</text:p>
      <text:p text:style-name="P4"/>
      <text:p text:style-name="P4"/>
      <text:p text:style-name="P4">def double_column_elements(matrix, n):</text:p>
      <text:p text:style-name="P4"><text:s text:c="4"/>return [[row[i] * 2 if i == n else row[i] for i in range(len(row))] for row in matrix]</text:p>
      <text:p text:style-name="P4"/>
      <text:p text:style-name="P4"/>
      <text:p text:style-name="P4">matrix = [[1, 2, 3], [4, 5, 6], [7, 8, 9]]</text:p>
      <text:p text:style-name="P4"><text:soft-page-break/>n = int(input("Введите N: <text:s/>"))</text:p>
      <text:p text:style-name="P4">result = double_column_elements(matrix, n)</text:p>
      <text:p text:style-name="P4">for row in result:</text:p>
      <text:p text:style-name="P4"><text:s text:c="4"/>print(row)</text:p>
      <text:p text:style-name="P4"/>
      <text:p text:style-name="P8">Протокол работы программы:</text:p>
      <text:p text:style-name="P4">Введите N: <text:s/>2</text:p>
      <text:p text:style-name="P4">[1, 2, 6]</text:p>
      <text:p text:style-name="P4">[4, 5, 12]</text:p>
      <text:p text:style-name="P4">[7, 8, 18]</text:p>
      <text:p text:style-name="P12"/>
      <text:p text:style-name="P17"><text:span text:style-name="T4">Вывод: </text:span><text:span text:style-name="T5"><text:s/></text:span><text:span text:style-name="T1">закрепи</text:span><text:span text:style-name="T3">л </text:span><text:span text:style-name="T1">усвоенные знания, понятия, алгоритмы, основные принципы составления программ, приобрести навыки составление программ с использованием с матриц в IDE PyCharm Community.</text:span></text:p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Roboto" svg:font-family="Roboto, Arial, sans-serif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2pt" fo:font-weight="normal" officeooo:rsid="002c03ab" officeooo:paragraph-rsid="00154cbe" style:font-size-asian="12pt" style:font-weight-asian="normal" style:font-size-complex="12pt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3-02-03T18:01:02.892855749</dc:date>
    <meta:editing-cycles>9</meta:editing-cycles>
    <meta:editing-duration>PT24M56S</meta:editing-duration>
    <meta:document-statistic meta:table-count="0" meta:image-count="0" meta:object-count="0" meta:page-count="2" meta:paragraph-count="40" meta:word-count="212" meta:character-count="1419" meta:non-whitespace-character-count="1208"/>
    <meta:user-defined meta:name="Поле 1"/>
    <meta:user-defined meta:name="Поле 2"/>
    <meta:user-defined meta:name="Поле 3"/>
    <meta:user-defined meta:name="Поле 4"/>
  </office:meta>
</office:document-meta>
</file>